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ingleFilter.setTokenType( String toke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ngleFilter.ShingleFilter( TokenStream input , String toke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ingleFilter.next( final Token reusable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hingleFilter.setMaxShingleSize( int maxShingle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hingleFilter.ShingleFilter( TokenStream input , int maxShingl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ingleFilter.getNextToken( final Token reusableTok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hingleFilter.fillOutputBuf( Token token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9">
            <text:p text:style-name="Table_20_Contents">19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ShingleFilter.ShingleFilter( Token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ngleFilter.setOutputUnigrams( boolean outputUnig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ingleFilter.clearShing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